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alibri2" svg:font-family="Calibri"/>
    <style:font-face style:name="Lohit Devanagari1" svg:font-family="'Lohit Devanagari'"/>
    <style:font-face style:name="Courier New" svg:font-family="'Courier New'" style:font-adornments="Regular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DejaVu Sans Mono" svg:font-family="'DejaVu Sans Mono'" style:font-family-generic="roman" style:font-pitch="variable"/>
    <style:font-face style:name="Lucida Grande" svg:font-family="'Lucida Grande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 Mono1" svg:font-family="'DejaVu Sans Mono'" style:font-family-generic="system" style:font-pitch="variable"/>
    <style:font-face style:name="Lohit Devanagari" svg:font-family="'Lohit Devanagari'" style:font-family-generic="system" style:font-pitch="variable"/>
    <style:font-face style:name="Lucida Grande1" svg:font-family="'Lucida Grande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List_20_Paragraph" style:list-style-name="WWNum8">
      <style:paragraph-properties fo:margin-top="0in" fo:margin-bottom="0.028in" loext:contextual-spacing="true"/>
    </style:style>
    <style:style style:name="P2" style:family="paragraph" style:parent-style-name="List_20_Paragraph" style:list-style-name="WWNum9">
      <style:paragraph-properties fo:margin-top="0in" fo:margin-bottom="0.028in" loext:contextual-spacing="true"/>
    </style:style>
    <style:style style:name="P3" style:family="paragraph" style:parent-style-name="Standard">
      <style:paragraph-properties fo:margin-top="0in" fo:margin-bottom="0in" loext:contextual-spacing="false" fo:text-align="center" style:justify-single-word="false"/>
    </style:style>
    <style:style style:name="P4" style:family="paragraph" style:parent-style-name="Standard">
      <style:paragraph-properties fo:margin-top="0in" fo:margin-bottom="0.028in" loext:contextual-spacing="false"/>
    </style:style>
    <style:style style:name="P5" style:family="paragraph" style:parent-style-name="Standard">
      <style:paragraph-properties fo:margin-top="0in" fo:margin-bottom="0.028in" loext:contextual-spacing="false"/>
      <style:text-properties fo:font-size="2pt" style:font-size-asian="2pt" style:font-size-complex="2pt"/>
    </style:style>
    <style:style style:name="P6" style:family="paragraph" style:parent-style-name="Standard">
      <style:paragraph-properties fo:margin-left="0.0799in" fo:margin-right="0.0902in" fo:line-height="100%" fo:text-indent="0in" style:auto-text-indent="false"/>
    </style:style>
    <style:style style:name="P7" style:family="paragraph" style:parent-style-name="Standard">
      <style:paragraph-properties fo:margin-left="0.0799in" fo:margin-right="0.0598in" fo:line-height="100%" fo:text-indent="0in" style:auto-text-indent="false"/>
    </style:style>
    <style:style style:name="P8" style:family="paragraph" style:parent-style-name="Standard">
      <style:paragraph-properties fo:margin-left="0.0807in" fo:margin-right="0in" fo:line-height="0.1665in" fo:text-indent="0in" style:auto-text-indent="false">
        <style:tab-stops>
          <style:tab-stop style:position="6.5138in"/>
        </style:tab-stops>
      </style:paragraph-properties>
    </style:style>
    <style:style style:name="P9" style:family="paragraph" style:parent-style-name="Standard">
      <style:paragraph-properties fo:margin-left="0.0807in" fo:margin-right="0in" fo:margin-top="0.022in" fo:margin-bottom="0.111in" loext:contextual-spacing="false" fo:line-height="0.1665in" fo:text-indent="0in" style:auto-text-indent="false">
        <style:tab-stops>
          <style:tab-stop style:position="6.4445in"/>
        </style:tab-stops>
      </style:paragraph-properties>
    </style:style>
    <style:style style:name="P10" style:family="paragraph" style:parent-style-name="Standard" style:master-page-name="Standard">
      <style:paragraph-properties fo:text-align="center" style:justify-single-word="false" style:page-number="auto"/>
      <style:text-properties fo:font-size="14pt" fo:font-weight="bold" style:font-size-asian="14pt" style:font-weight-asian="bold" style:font-size-complex="14pt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tyle="italic" style:font-style-asian="italic"/>
    </style:style>
    <style:style style:name="T5" style:family="text">
      <style:text-properties fo:color="#666666" style:font-name="Arial" fo:font-size="14pt" fo:font-weight="bold" style:font-name-asian="Arial1" style:font-size-asian="14pt" style:font-weight-asian="bold" style:font-name-complex="Arial1" style:font-size-complex="14pt"/>
    </style:style>
    <style:style style:name="T6" style:family="text">
      <style:text-properties style:font-name="Arial" style:font-name-asian="Arial1" style:font-name-complex="Arial1"/>
    </style:style>
    <style:style style:name="T7" style:family="text">
      <style:text-properties style:text-position="-4% 100%" style:font-name="Arial" fo:font-weight="bold" style:font-name-asian="Arial1" style:font-weight-asian="bold" style:font-name-complex="Arial1"/>
    </style:style>
    <style:style style:name="T8" style:family="text">
      <style:text-properties style:text-position="-4% 100%" style:text-underline-style="solid" style:text-underline-width="auto" style:text-underline-color="#000000"/>
    </style:style>
    <style:style style:name="T9" style:family="text">
      <style:text-properties style:text-position="-4% 100%" style:text-underline-style="solid" style:text-underline-width="auto" style:text-underline-color="#000000" officeooo:rsid="0007917a"/>
    </style:style>
    <style:style style:name="T10" style:family="text">
      <style:text-properties style:text-position="-4% 100%" style:font-name="DejaVu Sans Mono" style:font-name-asian="DejaVu Sans Mono1" style:font-name-complex="DejaVu Sans Mono1"/>
    </style:style>
    <style:style style:name="T11" style:family="text">
      <style:text-properties style:text-position="-4% 100%" style:font-name="DejaVu Sans Mono" officeooo:rsid="0007917a" style:font-name-asian="DejaVu Sans Mono1" style:font-name-complex="DejaVu Sans Mono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ext:p text:style-name="P3"><text:span text:style-name="T1">HW Assignment #3<text:line-break/></text:span><text:span text:style-name="T3">Due Date:</text:span><text:span text:style-name="T1"> </text:span><text:span text:style-name="T2">12/09/2019</text:span></text:p>
      <text:p text:style-name="Standard"/>
      <text:p text:style-name="P4">In this assignment, you will enhance the application you developed in assignment #1 and #2 such that the objects will be created in and retrieved from an SQLite database. For this enhancement, you should at least do the following: </text:p>
      <text:p text:style-name="P5"/>
      <text:list xml:id="list502127292" text:style-name="WWNum8">
        <text:list-item>
          <text:p text:style-name="P1">Define the tables: <text:span text:style-name="T4">Student</text:span> and <text:span text:style-name="T4">CourseEnrollment</text:span> table <text:s/></text:p>
        </text:list-item>
        <text:list-item>
          <text:p text:style-name="P1">Add the below logic when the application is started</text:p>
        </text:list-item>
      </text:list>
      <text:list xml:id="list4108655961" text:style-name="WWNum9">
        <text:list-item>
          <text:p text:style-name="P2">Create a SQLite database if it does not exist or open the database if it already exists</text:p>
        </text:list-item>
        <text:list-item>
          <text:p text:style-name="P2">Create the above tables if they do not exist </text:p>
        </text:list-item>
        <text:list-item>
          <text:p text:style-name="P2">Use Android SQLite API to query the database and convert the result set into a set of Java Student objects, which will be used to initialize<text:bookmark text:name="_GoBack"/> the Adapter object. </text:p>
        </text:list-item>
      </text:list>
      <text:list xml:id="list163602554444908" text:continue-list="list502127292" text:style-name="WWNum8">
        <text:list-item>
          <text:p text:style-name="P1">When the users click the ‘Add Student’ menu item, the application will insert a record into the Student table and possibly several records into the CourseEnrollment table. </text:p>
        </text:list-item>
      </text:list>
      <text:p text:style-name="P4"/>
      <text:p text:style-name="P6"><text:span text:style-name="T5">Submission</text:span></text:p>
      <text:p text:style-name="P6"><text:span text:style-name="T6">Turn in the code for this homework by uploading your project to a public repository on GitHub. While you may discuss this homework assignment with other students, you must complete the work on your own.</text:span></text:p>
      <text:p text:style-name="P7"><text:span text:style-name="T6">To complete your submission, upload the below information to Titanium: </text:span></text:p>
      <text:p text:style-name="P8"><text:span text:style-name="T7">Your name </text:span><text:span text:style-name="T8"><text:s/></text:span><text:span text:style-name="T9">Albert Balbon</text:span><text:span text:style-name="T8"><text:tab/></text:span></text:p>
      <text:p text:style-name="P9"><text:span text:style-name="T7">Repository </text:span><text:span text:style-name="T10">https://github.com/</text:span><text:span text:style-name="T9">abalbon</text:span><text:span text:style-name="T10">/</text:span><text:span text:style-name="T11">CPSC411HW3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alibri2" svg:font-family="Calibri"/>
    <style:font-face style:name="Lohit Devanagari1" svg:font-family="'Lohit Devanagari'"/>
    <style:font-face style:name="Courier New" svg:font-family="'Courier New'" style:font-adornments="Regular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DejaVu Sans Mono" svg:font-family="'DejaVu Sans Mono'" style:font-family-generic="roman" style:font-pitch="variable"/>
    <style:font-face style:name="Lucida Grande" svg:font-family="'Lucida Grande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 Mono1" svg:font-family="'DejaVu Sans Mono'" style:font-family-generic="system" style:font-pitch="variable"/>
    <style:font-face style:name="Lohit Devanagari" svg:font-family="'Lohit Devanagari'" style:font-family-generic="system" style:font-pitch="variable"/>
    <style:font-face style:name="Lucida Grande1" svg:font-family="'Lucida Grande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alibri2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James Shen</meta:initial-creator>
    <dc:creator>Albert Balbon</dc:creator>
    <meta:editing-cycles>118</meta:editing-cycles>
    <meta:creation-date>2016-09-30T15:10:00</meta:creation-date>
    <dc:date>2019-12-09T16:36:01.890715254</dc:date>
    <meta:editing-duration>PT5H42M6S</meta:editing-duration>
    <meta:generator>LibreOffice/6.3.3.2$Linux_X86_64 LibreOffice_project/30$Build-2</meta:generator>
    <meta:document-statistic meta:table-count="0" meta:image-count="0" meta:object-count="0" meta:page-count="1" meta:paragraph-count="13" meta:word-count="201" meta:character-count="1204" meta:non-whitespace-character-count="1013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